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04fb" officeooo:paragraph-rsid="001504fb"/>
    </style:style>
    <style:style style:name="P2" style:family="paragraph" style:parent-style-name="Standard">
      <style:paragraph-properties fo:text-align="start" style:justify-single-word="false"/>
      <style:text-properties officeooo:rsid="0019158b" officeooo:paragraph-rsid="0019158b"/>
    </style:style>
    <style:style style:name="P3" style:family="paragraph" style:parent-style-name="Standard">
      <style:paragraph-properties fo:text-align="start" style:justify-single-word="false"/>
      <style:text-properties officeooo:rsid="001e0b54" officeooo:paragraph-rsid="001e0b54"/>
    </style:style>
    <style:style style:name="P4" style:family="paragraph" style:parent-style-name="Standard">
      <style:paragraph-properties fo:text-align="start" style:justify-single-word="false"/>
      <style:text-properties officeooo:rsid="001504fb" officeooo:paragraph-rsid="002064e3"/>
    </style:style>
    <style:style style:name="P5" style:family="paragraph" style:parent-style-name="Standard">
      <style:paragraph-properties fo:text-align="start" style:justify-single-word="false"/>
      <style:text-properties officeooo:rsid="0019158b" officeooo:paragraph-rsid="0019158b"/>
    </style:style>
    <style:style style:name="T1" style:family="text">
      <style:text-properties officeooo:rsid="0016452c"/>
    </style:style>
    <style:style style:name="T2" style:family="text">
      <style:text-properties officeooo:rsid="001b06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ement of Purpose</text:p>
      <text:p text:style-name="P4"><text:tab/>My purpose in applying to Carnegie Mellon <text:span text:style-name="T1">for a joint Ph.D. in Machine Learning and (eventually) Statistics is to make the world a better place. Obviously, this sounds extremely trite, but I have several good reasons to believe that machine learning and statistics are the key to this and that I’m not just saying this to convince you to let me in to study at your university. The first reason I’ll give is the nature of the study. While it may be true that I first joined physics because I loved solving puzzles (which hasn’t changed, by the way), it quickly became apparent to me that I wanted to do a lot more with my degree. I wanted to actually help people. Physics gives this opportunity, but as I saw my peers head off to internships and do amazing things, for some reason these never resonated with me. It took me awhile before I learned that I was passionate about giving these people the tools they needed to work. This led me to the world of math. Math is an amazing subject, and one of the most amazing of all is its applicability. This is a subject that applies to all disciplines, and so, I reasoned that if there was a place where I could help as many people as possible, this was it. </text:span></text:p>
      <text:p text:style-name="P4"><text:span text:style-name="T1"><text:tab/>In the subject of Math, I was drawn to Statistics. The reason for this is the second reason I will share with you. This is the nature of the universe. In a normal course of physics study, the senior year is the first in-depth study of quantum mechanics and statistical mechanics, and it is at this point that you learn that all of your teachers before this have hidden the truth from you and that your entire education up to that point is how to calculate an approximate answer. This is where you learn that the universe is probabilistic in nature. This is why (at least that I know of) there is no perfect mathematical model for facial recognition, or voice recognition, or predicting the next item someone will want to buy. These are all probabalistic in nature, and, as such, are statistical questions, and, relatedly, machine learning questions. What I want to know is, what is the relationship between statistics and machine learning, how can we bridge them, and how can they influence each other to create more efficient and accurate models. I believe that answering these questions will lead to a better understanding of the world around us and allow us to help others much more than we are able to at present.</text:span></text:p>
      <text:p text:style-name="P2"/>
      <text:p text:style-name="P2"><text:tab/>In order to give you an idea of why I would be a good fit in the machine learning program, I will address some of my qualifications. <text:span text:style-name="T2">During nearly all of my schooling, I have taken 19 credits or more. What the transcript doesn’t say is that during some of those semesters I was also working up to 20 hours a week. This gave me a larger depth and bredth of understanding than my peers. By the time I’m done with my bachelor’s degrees and minors, I will have ready access to the knowledge I’ve gained that will allow me to look at a problem in several different ways. I have seen this help immensely already in my research. I want to finish with just one final point. I firmly believe that in situations such as this (i.e candidate to enroller) that my goal should be to provide you with completely truthful information so that you can make an informed decision about whether or not I would be a good fir for the university. As such, everything that I have said here has been to that point. I believe that I will do well wherever I go, but feel this university is the best fit for me because of my specific interest in the joint machine learning and statistics approach, which I have not seen any other university adopt. I also feel that I would be a good fit in and an asset to the university because of the reasons that I have detailed above. What I have written represents my true perspective and how I see the world. </text:span></text:p>
      <text:p text:style-name="P2"/>
      <text:p text:style-name="P3">Thank you for your consideration,</text:p>
      <text:p text:style-name="P3"/>
      <text:p text:style-name="P3">Jason Mezi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00:05:38.346953759</meta:creation-date>
    <dc:date>2019-10-01T15:43:47.052551276</dc:date>
    <meta:editing-duration>PT8M45S</meta:editing-duration>
    <meta:editing-cycles>2</meta:editing-cycles>
    <meta:generator>LibreOffice/6.2.6.2$Linux_X86_64 LibreOffice_project/20$Build-2</meta:generator>
    <meta:document-statistic meta:table-count="0" meta:image-count="0" meta:object-count="0" meta:page-count="1" meta:paragraph-count="6" meta:word-count="718" meta:character-count="3905" meta:non-whitespace-character-count="3188"/>
  </office:meta>
</office:document-meta>
</file>